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2.833cm" style:rel-column-width="10920*"/>
    </style:style>
    <style:style style:name="Таблица1.C" style:family="table-column">
      <style:table-column-properties style:column-width="3.343cm" style:rel-column-width="12885*"/>
    </style:style>
    <style:style style:name="Таблица1.D" style:family="table-column">
      <style:table-column-properties style:column-width="3.387cm" style:rel-column-width="13055*"/>
    </style:style>
    <style:style style:name="Таблица1.E" style:family="table-column">
      <style:table-column-properties style:column-width="4.606cm" style:rel-column-width="17755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 style:data-style-name="N107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 style:data-style-name="N107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1.B13" style:family="table-cell" style:data-style-name="N2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3" style:family="table-cell" style:data-style-name="N2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 style:may-break-between-rows="true" table:border-model="collapsing"/>
    </style:style>
    <style:style style:name="Таблица2.A" style:family="table-column">
      <style:table-column-properties style:column-width="2.833cm" style:rel-column-width="10920*"/>
    </style:style>
    <style:style style:name="Таблица2.C" style:family="table-column">
      <style:table-column-properties style:column-width="3.343cm" style:rel-column-width="12885*"/>
    </style:style>
    <style:style style:name="Таблица2.D" style:family="table-column">
      <style:table-column-properties style:column-width="3.387cm" style:rel-column-width="13055*"/>
    </style:style>
    <style:style style:name="Таблица2.E" style:family="table-column">
      <style:table-column-properties style:column-width="4.606cm" style:rel-column-width="17755*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 style:data-style-name="N107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 style:data-style-name="N107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2.D13" style:family="table-cell" style:data-style-name="N2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13" style:family="table-cell" style:data-style-name="N2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2.833cm" style:rel-column-width="10920*"/>
    </style:style>
    <style:style style:name="Таблица3.C" style:family="table-column">
      <style:table-column-properties style:column-width="3.343cm" style:rel-column-width="12885*"/>
    </style:style>
    <style:style style:name="Таблица3.D" style:family="table-column">
      <style:table-column-properties style:column-width="3.387cm" style:rel-column-width="13055*"/>
    </style:style>
    <style:style style:name="Таблица3.E" style:family="table-column">
      <style:table-column-properties style:column-width="4.606cm" style:rel-column-width="17755*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 style:data-style-name="N107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 style:data-style-name="N107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3.D13" style:family="table-cell" style:data-style-name="N2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13" style:family="table-cell" style:data-style-name="N2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2.833cm" style:rel-column-width="10920*"/>
    </style:style>
    <style:style style:name="Таблица4.C" style:family="table-column">
      <style:table-column-properties style:column-width="3.343cm" style:rel-column-width="12885*"/>
    </style:style>
    <style:style style:name="Таблица4.D" style:family="table-column">
      <style:table-column-properties style:column-width="3.387cm" style:rel-column-width="13055*"/>
    </style:style>
    <style:style style:name="Таблица4.E" style:family="table-column">
      <style:table-column-properties style:column-width="4.606cm" style:rel-column-width="17755*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 style:data-style-name="N107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 style:data-style-name="N107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8" style:family="table-row">
      <style:table-row-properties fo:keep-together="auto"/>
    </style:style>
    <style:style style:name="Таблица4.D13" style:family="table-cell" style:data-style-name="N2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13" style:family="table-cell" style:data-style-name="N2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style:may-break-between-rows="true" table:border-model="collapsing"/>
    </style:style>
    <style:style style:name="Таблица5.A" style:family="table-column">
      <style:table-column-properties style:column-width="2.833cm" style:rel-column-width="10920*"/>
    </style:style>
    <style:style style:name="Таблица5.C" style:family="table-column">
      <style:table-column-properties style:column-width="3.343cm" style:rel-column-width="12885*"/>
    </style:style>
    <style:style style:name="Таблица5.D" style:family="table-column">
      <style:table-column-properties style:column-width="3.387cm" style:rel-column-width="13055*"/>
    </style:style>
    <style:style style:name="Таблица5.E" style:family="table-column">
      <style:table-column-properties style:column-width="4.606cm" style:rel-column-width="17755*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 style:data-style-name="N2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 style:data-style-name="N108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 style:data-style-name="N107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 style:data-style-name="N107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5.B13" style:family="table-cell" style:data-style-name="N109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13" style:family="table-cell" style:data-style-name="N2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rsid="003a5c16" officeooo:paragraph-rsid="003a5c16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e544e" officeooo:paragraph-rsid="003f7d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e544e" officeooo:paragraph-rsid="004450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7d04" officeooo:paragraph-rsid="003f7d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7d04" officeooo:paragraph-rsid="004450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5db0" officeooo:paragraph-rsid="003f7d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5db0" officeooo:paragraph-rsid="004450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0e23e" officeooo:paragraph-rsid="003f7d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0e23e" officeooo:paragraph-rsid="004450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fo:font-size="12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">
      <style:text-properties officeooo:rsid="003e6a97" officeooo:paragraph-rsid="003e6a97"/>
    </style:style>
    <style:style style:name="P17" style:family="paragraph" style:parent-style-name="Text_20_body">
      <style:paragraph-properties fo:text-align="center" style:justify-single-word="false"/>
      <style:text-properties officeooo:paragraph-rsid="004305a1"/>
    </style:style>
    <style:style style:name="P18" style:family="paragraph" style:parent-style-name="Text_20_body">
      <style:paragraph-properties fo:text-align="center" style:justify-single-word="false"/>
      <style:text-properties style:text-position="0% 100%" fo:font-size="14pt" fo:font-weight="normal" officeooo:rsid="004f98d5" officeooo:paragraph-rsid="0052eb10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text-position="0% 100%" fo:font-size="16pt" fo:font-style="italic" style:text-underline-style="solid" style:text-underline-width="auto" style:text-underline-color="font-color" fo:font-weight="bold" officeooo:rsid="004f98d5" officeooo:paragraph-rsid="0052eb10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text-properties officeooo:paragraph-rsid="0055bcbc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3">
      <style:text-properties officeooo:rsid="003a5c16" officeooo:paragraph-rsid="003a5c16"/>
    </style:style>
    <style:style style:name="P23" style:family="paragraph" style:parent-style-name="Heading_20_3">
      <style:text-properties officeooo:paragraph-rsid="003a5c16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3">
      <style:paragraph-properties fo:text-align="center" style:justify-single-word="false"/>
      <style:text-properties officeooo:paragraph-rsid="004305a1"/>
    </style:style>
    <style:style style:name="P26" style:family="paragraph" style:parent-style-name="Heading_20_3">
      <style:paragraph-properties fo:text-align="center" style:justify-single-word="false"/>
      <style:text-properties officeooo:paragraph-rsid="0044502a"/>
    </style:style>
    <style:style style:name="P27" style:family="paragraph" style:parent-style-name="Heading_20_3">
      <style:text-properties officeooo:paragraph-rsid="0044502a"/>
    </style:style>
    <style:style style:name="P28" style:family="paragraph" style:parent-style-name="Heading_20_4">
      <style:text-properties officeooo:paragraph-rsid="0052eb10"/>
    </style:style>
    <style:style style:name="P29" style:family="paragraph" style:parent-style-name="Text_20_body" style:list-style-name="L1">
      <style:text-properties officeooo:rsid="003e6a97" officeooo:paragraph-rsid="003e6a97"/>
    </style:style>
    <style:style style:name="P30" style:family="paragraph" style:parent-style-name="Text_20_body" style:list-style-name="L1">
      <style:text-properties officeooo:rsid="004d6c4b" officeooo:paragraph-rsid="004d6c4b"/>
    </style:style>
    <style:style style:name="P31" style:family="paragraph" style:parent-style-name="Text_20_body" style:list-style-name="L2">
      <style:text-properties officeooo:paragraph-rsid="0048a793"/>
    </style:style>
    <style:style style:name="P32" style:family="paragraph" style:parent-style-name="Text_20_body">
      <style:text-properties officeooo:paragraph-rsid="0055bcbc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5c16"/>
    </style:style>
    <style:style style:name="T4" style:family="text">
      <style:text-properties officeooo:rsid="003e6a97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3f7d04"/>
    </style:style>
    <style:style style:name="T7" style:family="text">
      <style:text-properties style:text-position="sub 58%" fo:font-weight="bold" officeooo:rsid="005435a4" style:font-weight-asian="bold" style:font-weight-complex="bold"/>
    </style:style>
    <style:style style:name="T8" style:family="text">
      <style:text-properties officeooo:rsid="003f7d04"/>
    </style:style>
    <style:style style:name="T9" style:family="text">
      <style:text-properties style:text-position="0% 100%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style:font-name="Liberation Sans" fo:font-size="14.1000003814697pt" fo:font-weight="bold" officeooo:rsid="003f7d04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2" style:family="text">
      <style:text-properties fo:font-weight="bold" officeooo:rsid="005435a4" style:font-weight-asian="bold" style:font-weight-complex="bold"/>
    </style:style>
    <style:style style:name="T13" style:family="text">
      <style:text-properties officeooo:rsid="0044502a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ize="12pt" fo:font-style="italic" style:text-underline-style="none" fo:font-weight="normal" officeooo:rsid="0047e5d1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b 58%" style:font-name="Liberation Serif1" fo:font-style="normal" style:text-underline-style="none" style:text-blinking="false" fo:background-color="transparent" loext:char-shading-value="0" style:font-name-asian="Liberation Serif1" style:font-name-complex="Liberation Serif1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sub 58%" style:font-name="Liberation Serif1" fo:font-style="normal" style:text-underline-style="none" officeooo:rsid="0052eb10" style:text-blinking="false" fo:background-color="transparent" loext:char-shading-value="0" style:font-name-asian="Liberation Serif1" style:font-name-complex="Liberation Serif1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sub 58%" style:font-name="Liberation Serif1" officeooo:rsid="0052eb10" style:text-blinking="false" fo:background-color="transparent" loext:char-shading-value="0" style:font-name-asian="Liberation Serif1" style:font-name-complex="Liberation Serif1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2pt" fo:font-style="italic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style:text-blinking="false" fo:background-color="transparent" loext:char-shading-value="0" style:font-name-asian="Liberation Serif1" style:font-name-complex="Liberation Serif1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officeooo:rsid="0052eb10" style:text-blinking="false" fo:background-color="transparent" loext:char-shading-value="0" style:font-name-asian="Liberation Serif1" style:font-name-complex="Liberation Serif1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1" officeooo:rsid="0052eb10" style:text-blinking="false" fo:background-color="transparent" loext:char-shading-value="0" style:font-name-asian="Liberation Serif1" style:font-name-complex="Liberation Serif1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font-style="normal" style:text-underline-style="none" fo:font-weight="bold" officeooo:rsid="0052eb10" style:text-blinking="false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font-style="normal" style:text-underline-style="none" fo:font-weight="normal" officeooo:rsid="005603d0" style:text-blinking="false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8" style:family="text">
      <style:text-properties fo:font-weight="normal" officeooo:rsid="005603d0" style:font-weight-asian="normal" style:font-weight-complex="normal"/>
    </style:style>
    <style:style style:name="T29" style:family="text">
      <style:text-properties officeooo:rsid="00566094"/>
    </style:style>
    <style:style style:name="T30" style:family="text">
      <style:text-properties officeooo:rsid="005435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>Лабораторная работа <text:span text:style-name="T3">№</text:span><text:span text:style-name="T4">2</text:span></text:h>
      <text:h text:style-name="P21" text:outline-level="1">«ОПРЕДЕЛЕНИЕ КОЭФФИЦИЕНТА УПРУГОСТИ ПРУЖИНЫ С ИСПОЛЬЗОВАНИЕМ МЕХАНИЧЕСКОГО (ПРУЖИННОГО) МАЯТНИКА»</text:h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/>
      <text:h text:style-name="P22" text:outline-level="3"><text:soft-page-break/>Цель работы</text:h>
      <text:p text:style-name="P16">Определить коэффициент упругости пружины с помощью механического маятника.</text:p>
      <text:h text:style-name="Heading_20_3" text:outline-level="3">Приборы и инструменты</text:h>
      <text:list xml:id="list2807129279" text:style-name="L1">
        <text:list-item>
          <text:p text:style-name="P29">Персональный компьютер с установленной ОС Windows</text:p>
        </text:list-item>
        <text:list-item>
          <text:p text:style-name="P29">Программа «Виртуальная физическая лаборатория»</text:p>
        </text:list-item>
        <text:list-item>
          <text:p text:style-name="P30">Табличный процессор Microsoft Excel</text:p>
        </text:list-item>
      </text:list>
      <text:h text:style-name="P22" text:outline-level="3">Используемые формулы</text:h>
      <text:list xml:id="list3009358907" text:style-name="L2">
        <text:list-item>
          <text:p text:style-name="P31"><text:span text:style-name="T14">k</text:span><text:span text:style-name="T17">i</text:span><text:span text:style-name="T16"> </text:span><text:span text:style-name="T15">= </text:span><text:span text:style-name="T14">4π</text:span><text:span text:style-name="T21">2</text:span><text:span text:style-name="T14">m/T</text:span><text:span text:style-name="T22">2</text:span></text:p>
        </text:list-item>
      </text:list>
      <text:h text:style-name="P23" text:outline-level="3"><text:span text:style-name="T3">Эксперимент. </text:span><text:span text:style-name="T8">Результаты </text:span><text:span text:style-name="T11">измерений</text:span></text:h>
      <text:h text:style-name="P24" text:outline-level="3">Эксперимент с грузом 130г</text:h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№</text:p>
          </table:table-cell>
          <table:table-cell table:style-name="Таблица1.A1" office:value-type="string">
            <text:p text:style-name="P5">t<text:span text:style-name="T6">i</text:span>, с</text:p>
          </table:table-cell>
          <table:table-cell table:style-name="Таблица1.A1" office:value-type="string">
            <text:p text:style-name="P5"><text:span text:style-name="T8">T</text:span>, с</text:p>
          </table:table-cell>
          <table:table-cell table:style-name="Таблица1.A1" office:value-type="string">
            <text:p text:style-name="P7">K<text:span text:style-name="T5">i,</text:span><text:span text:style-name="T9"> Н/м</text:span></text:p>
          </table:table-cell>
          <table:table-cell table:style-name="Таблица1.E1" office:value-type="string">
            <text:p text:style-name="P7"><text:span text:style-name="T10">∆</text:span>K<text:span text:style-name="T5">i,</text:span><text:span text:style-name="T9"> Н/м</text:span></text:p>
          </table:table-cell>
        </table:table-row>
        <table:table-row>
          <table:table-cell table:style-name="Таблица1.A2" office:value-type="string">
            <text:p text:style-name="P9">1</text:p>
          </table:table-cell>
          <table:table-cell table:style-name="Таблица1.B2" office:value-type="float" office:value="6.51">
            <text:p text:style-name="P13">6,51</text:p>
          </table:table-cell>
          <table:table-cell table:style-name="Таблица1.B2" office:value-type="float" office:value="0.651">
            <text:p text:style-name="P13">0,65</text:p>
          </table:table-cell>
          <table:table-cell table:style-name="Таблица1.D2" office:value-type="float" office:value="12.1099154758164">
            <text:p text:style-name="P13">12,1099</text:p>
          </table:table-cell>
          <table:table-cell table:style-name="Таблица1.E2" office:value-type="float" office:value="0.2">
            <text:p text:style-name="P13">0,2000</text:p>
          </table:table-cell>
        </table:table-row>
        <table:table-row>
          <table:table-cell table:style-name="Таблица1.A2" office:value-type="string">
            <text:p text:style-name="P9">2</text:p>
          </table:table-cell>
          <table:table-cell table:style-name="Таблица1.B2" office:value-type="float" office:value="6.48">
            <text:p text:style-name="P13">6,48</text:p>
          </table:table-cell>
          <table:table-cell table:style-name="Таблица1.B2" office:value-type="float" office:value="0.648">
            <text:p text:style-name="P13">0,65</text:p>
          </table:table-cell>
          <table:table-cell table:style-name="Таблица1.D2" office:value-type="float" office:value="12.2223038803309">
            <text:p text:style-name="P13">12,2223</text:p>
          </table:table-cell>
          <table:table-cell table:style-name="Таблица1.E2" office:value-type="float" office:value="0.310817890589647">
            <text:p text:style-name="P13">0,3108</text:p>
          </table:table-cell>
        </table:table-row>
        <table:table-row>
          <table:table-cell table:style-name="Таблица1.A2" office:value-type="string">
            <text:p text:style-name="P9">3</text:p>
          </table:table-cell>
          <table:table-cell table:style-name="Таблица1.B2" office:value-type="float" office:value="6.62">
            <text:p text:style-name="P13">6,62</text:p>
          </table:table-cell>
          <table:table-cell table:style-name="Таблица1.B2" office:value-type="float" office:value="0.662">
            <text:p text:style-name="P13">0,66</text:p>
          </table:table-cell>
          <table:table-cell table:style-name="Таблица1.D2" office:value-type="float" office:value="11.7108147255101">
            <text:p text:style-name="P13">11,7108</text:p>
          </table:table-cell>
          <table:table-cell table:style-name="Таблица1.E2" office:value-type="float" office:value="0.200671264231113">
            <text:p text:style-name="P13">0,2007</text:p>
          </table:table-cell>
        </table:table-row>
        <table:table-row>
          <table:table-cell table:style-name="Таблица1.A2" office:value-type="string">
            <text:p text:style-name="P9">4</text:p>
          </table:table-cell>
          <table:table-cell table:style-name="Таблица1.B2" office:value-type="float" office:value="6.55">
            <text:p text:style-name="P13">6,55</text:p>
          </table:table-cell>
          <table:table-cell table:style-name="Таблица1.B2" office:value-type="float" office:value="0.655">
            <text:p text:style-name="P13">0,66</text:p>
          </table:table-cell>
          <table:table-cell table:style-name="Таблица1.D2" office:value-type="float" office:value="11.962459736767">
            <text:p text:style-name="P13">11,9625</text:p>
          </table:table-cell>
          <table:table-cell table:style-name="Таблица1.E2" office:value-type="float" office:value="0.0509737470257541">
            <text:p text:style-name="P13">0,0510</text:p>
          </table:table-cell>
        </table:table-row>
        <table:table-row>
          <table:table-cell table:style-name="Таблица1.A2" office:value-type="string">
            <text:p text:style-name="P9">5</text:p>
          </table:table-cell>
          <table:table-cell table:style-name="Таблица1.B2" office:value-type="float" office:value="6.49">
            <text:p text:style-name="P13">6,49</text:p>
          </table:table-cell>
          <table:table-cell table:style-name="Таблица1.B2" office:value-type="float" office:value="0.649">
            <text:p text:style-name="P13">0,65</text:p>
          </table:table-cell>
          <table:table-cell table:style-name="Таблица1.D2" office:value-type="float" office:value="12.1846678630071">
            <text:p text:style-name="P13">12,1847</text:p>
          </table:table-cell>
          <table:table-cell table:style-name="Таблица1.E2" office:value-type="float" office:value="0.273181873265875">
            <text:p text:style-name="P13">0,2732</text:p>
          </table:table-cell>
        </table:table-row>
        <table:table-row>
          <table:table-cell table:style-name="Таблица1.A2" office:value-type="string">
            <text:p text:style-name="P9">6</text:p>
          </table:table-cell>
          <table:table-cell table:style-name="Таблица1.B2" office:value-type="float" office:value="6.63">
            <text:p text:style-name="P13">6,63</text:p>
          </table:table-cell>
          <table:table-cell table:style-name="Таблица1.B2" office:value-type="float" office:value="0.663">
            <text:p text:style-name="P13">0,66</text:p>
          </table:table-cell>
          <table:table-cell table:style-name="Таблица1.D2" office:value-type="float" office:value="11.6755146258414">
            <text:p text:style-name="P13">11,6755</text:p>
          </table:table-cell>
          <table:table-cell table:style-name="Таблица1.E2" office:value-type="float" office:value="0.235971363899882">
            <text:p text:style-name="P13">0,2360</text:p>
          </table:table-cell>
        </table:table-row>
        <table:table-row table:style-name="Таблица1.8">
          <table:table-cell table:style-name="Таблица1.A2" office:value-type="string">
            <text:p text:style-name="P9">7</text:p>
          </table:table-cell>
          <table:table-cell table:style-name="Таблица1.B2" office:value-type="float" office:value="6.66">
            <text:p text:style-name="P13">6,66</text:p>
          </table:table-cell>
          <table:table-cell table:style-name="Таблица1.B2" office:value-type="float" office:value="0.666">
            <text:p text:style-name="P13">0,67</text:p>
          </table:table-cell>
          <table:table-cell table:style-name="Таблица1.D2" office:value-type="float" office:value="11.5705667121321">
            <text:p text:style-name="P13">11,5706</text:p>
          </table:table-cell>
          <table:table-cell table:style-name="Таблица1.E2" office:value-type="float" office:value="0.340919277609155">
            <text:p text:style-name="P13">0,3409</text:p>
          </table:table-cell>
        </table:table-row>
        <table:table-row table:style-name="Таблица1.8">
          <table:table-cell table:style-name="Таблица1.A2" office:value-type="string">
            <text:p text:style-name="P7">8</text:p>
          </table:table-cell>
          <table:table-cell table:style-name="Таблица1.B2" office:value-type="float" office:value="6.52">
            <text:p text:style-name="P13">6,52</text:p>
          </table:table-cell>
          <table:table-cell table:style-name="Таблица1.B2" office:value-type="float" office:value="0.652">
            <text:p text:style-name="P13">0,65</text:p>
          </table:table-cell>
          <table:table-cell table:style-name="Таблица1.D2" office:value-type="float" office:value="12.0727969827771">
            <text:p text:style-name="P13">12,0728</text:p>
          </table:table-cell>
          <table:table-cell table:style-name="Таблица1.E2" office:value-type="float" office:value="0.161310993035826">
            <text:p text:style-name="P13">0,1613</text:p>
          </table:table-cell>
        </table:table-row>
        <table:table-row table:style-name="Таблица1.8">
          <table:table-cell table:style-name="Таблица1.A2" office:value-type="string">
            <text:p text:style-name="P7">9</text:p>
          </table:table-cell>
          <table:table-cell table:style-name="Таблица1.B2" office:value-type="float" office:value="6.65">
            <text:p text:style-name="P13">6,65</text:p>
          </table:table-cell>
          <table:table-cell table:style-name="Таблица1.B2" office:value-type="float" office:value="0.665">
            <text:p text:style-name="P13">0,67</text:p>
          </table:table-cell>
          <table:table-cell table:style-name="Таблица1.D2" office:value-type="float" office:value="11.6053915734444">
            <text:p text:style-name="P13">11,6054</text:p>
          </table:table-cell>
          <table:table-cell table:style-name="Таблица1.E2" office:value-type="float" office:value="0.306094416296817">
            <text:p text:style-name="P13">0,3061</text:p>
          </table:table-cell>
        </table:table-row>
        <table:table-row table:style-name="Таблица1.8">
          <table:table-cell table:style-name="Таблица1.A2" office:value-type="string">
            <text:p text:style-name="P7">10</text:p>
          </table:table-cell>
          <table:table-cell table:style-name="Таблица1.B2" office:value-type="float" office:value="6.53">
            <text:p text:style-name="P13">6,53</text:p>
          </table:table-cell>
          <table:table-cell table:style-name="Таблица1.B2" office:value-type="float" office:value="0.653">
            <text:p text:style-name="P13">0,65</text:p>
          </table:table-cell>
          <table:table-cell table:style-name="Таблица1.D2" office:value-type="float" office:value="12.0358488881953">
            <text:p text:style-name="P13">12,0358</text:p>
          </table:table-cell>
          <table:table-cell table:style-name="Таблица1.E2" office:value-type="float" office:value="0.124362898454036">
            <text:p text:style-name="P13">0,1244</text:p>
          </table:table-cell>
        </table:table-row>
        <table:table-row table:style-name="Таблица1.8">
          <table:table-cell table:style-name="Таблица1.A2" office:value-type="string">
            <text:p text:style-name="P11">Среднее</text:p>
          </table:table-cell>
          <table:table-cell table:style-name="Таблица1.B2" office:value-type="float" office:value="6.564">
            <text:p text:style-name="P13">6,56</text:p>
          </table:table-cell>
          <table:table-cell table:style-name="Таблица1.B2" office:value-type="float" office:value="0.6564">
            <text:p text:style-name="P13">0,66</text:p>
          </table:table-cell>
          <table:table-cell table:style-name="Таблица1.D2" office:value-type="float" office:value="11.9114859897413">
            <text:p text:style-name="P13">11,9115</text:p>
          </table:table-cell>
          <table:table-cell table:style-name="Таблица1.E2" office:value-type="float" office:value="0.220273321048325">
            <text:p text:style-name="P13">0,2203</text:p>
          </table:table-cell>
        </table:table-row>
        <table:table-row>
          <table:table-cell table:style-name="Таблица1.A2" office:value-type="string">
            <text:p text:style-name="P11">Округленное среднее</text:p>
          </table:table-cell>
          <table:table-cell table:style-name="Таблица1.B13" office:value-type="float" office:value="6.6">
            <text:p text:style-name="P15">6,60</text:p>
          </table:table-cell>
          <table:table-cell table:style-name="Таблица1.B13" office:value-type="float" office:value="0.7">
            <text:p text:style-name="P15">0,70</text:p>
          </table:table-cell>
          <table:table-cell table:style-name="Таблица1.B13" office:value-type="float" office:value="11.9">
            <text:p text:style-name="P15">11,90</text:p>
          </table:table-cell>
          <table:table-cell table:style-name="Таблица1.E13" office:value-type="float" office:value="0.22">
            <text:p text:style-name="P15">0,22</text:p>
          </table:table-cell>
        </table:table-row>
      </table:table>
      <text:h text:style-name="P25" text:outline-level="3"/>
      <text:p text:style-name="P17"/>
      <text:p text:style-name="P17"/>
      <text:h text:style-name="P25" text:outline-level="3"><text:soft-page-break/>Эксперимент с грузом 1<text:span text:style-name="T13">65</text:span>г</text:h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6">№</text:p>
            </table:table-cell>
            <table:table-cell table:style-name="Таблица2.A1" office:value-type="string">
              <text:p text:style-name="P6">t<text:span text:style-name="T6">i</text:span>, с</text:p>
            </table:table-cell>
            <table:table-cell table:style-name="Таблица2.A1" office:value-type="string">
              <text:p text:style-name="P6"><text:span text:style-name="T8">T</text:span>, с</text:p>
            </table:table-cell>
            <table:table-cell table:style-name="Таблица2.A1" office:value-type="string">
              <text:p text:style-name="P8">K<text:span text:style-name="T5">i,</text:span><text:span text:style-name="T9"> Н/м</text:span></text:p>
            </table:table-cell>
            <table:table-cell table:style-name="Таблица2.E1" office:value-type="string">
              <text:p text:style-name="P8"><text:span text:style-name="T10">∆</text:span>K<text:span text:style-name="T5">i,</text:span><text:span text:style-name="T9"> Н/м</text:span></text:p>
            </table:table-cell>
          </table:table-row>
        </table:table-header-rows>
        <table:table-row>
          <table:table-cell table:style-name="Таблица2.A2" office:value-type="string">
            <text:p text:style-name="P10">1</text:p>
          </table:table-cell>
          <table:table-cell table:style-name="Таблица2.B2" office:value-type="float" office:value="7.51">
            <text:p text:style-name="P13">7,51</text:p>
          </table:table-cell>
          <table:table-cell table:style-name="Таблица2.B2" office:value-type="float" office:value="0.751">
            <text:p text:style-name="P13">0,75</text:p>
          </table:table-cell>
          <table:table-cell table:style-name="Таблица2.D2" office:value-type="float" office:value="11.5495165872383">
            <text:p text:style-name="P13">11,5495</text:p>
          </table:table-cell>
          <table:table-cell table:style-name="Таблица2.E2" office:value-type="float" office:value="0.13">
            <text:p text:style-name="P13">0,1300</text:p>
          </table:table-cell>
        </table:table-row>
        <table:table-row>
          <table:table-cell table:style-name="Таблица2.A2" office:value-type="string">
            <text:p text:style-name="P10">2</text:p>
          </table:table-cell>
          <table:table-cell table:style-name="Таблица2.B2" office:value-type="float" office:value="7.48">
            <text:p text:style-name="P13">7,48</text:p>
          </table:table-cell>
          <table:table-cell table:style-name="Таблица2.B2" office:value-type="float" office:value="0.748">
            <text:p text:style-name="P13">0,75</text:p>
          </table:table-cell>
          <table:table-cell table:style-name="Таблица2.D2" office:value-type="float" office:value="11.6423455501998">
            <text:p text:style-name="P13">11,6423</text:p>
          </table:table-cell>
          <table:table-cell table:style-name="Таблица2.E2" office:value-type="float" office:value="0.223959780609613">
            <text:p text:style-name="P13">0,2240</text:p>
          </table:table-cell>
        </table:table-row>
        <table:table-row>
          <table:table-cell table:style-name="Таблица2.A2" office:value-type="string">
            <text:p text:style-name="P10">3</text:p>
          </table:table-cell>
          <table:table-cell table:style-name="Таблица2.B2" office:value-type="float" office:value="7.62">
            <text:p text:style-name="P13">7,62</text:p>
          </table:table-cell>
          <table:table-cell table:style-name="Таблица2.B2" office:value-type="float" office:value="0.762">
            <text:p text:style-name="P13">0,76</text:p>
          </table:table-cell>
          <table:table-cell table:style-name="Таблица2.D2" office:value-type="float" office:value="11.2184727728505">
            <text:p text:style-name="P13">11,2185</text:p>
          </table:table-cell>
          <table:table-cell table:style-name="Таблица2.E2" office:value-type="float" office:value="0.199912996739716">
            <text:p text:style-name="P13">0,1999</text:p>
          </table:table-cell>
        </table:table-row>
        <table:table-row>
          <table:table-cell table:style-name="Таблица2.A2" office:value-type="string">
            <text:p text:style-name="P10">4</text:p>
          </table:table-cell>
          <table:table-cell table:style-name="Таблица2.B2" office:value-type="float" office:value="7.55">
            <text:p text:style-name="P13">7,55</text:p>
          </table:table-cell>
          <table:table-cell table:style-name="Таблица2.B2" office:value-type="float" office:value="0.755">
            <text:p text:style-name="P13">0,76</text:p>
          </table:table-cell>
          <table:table-cell table:style-name="Таблица2.D2" office:value-type="float" office:value="11.4274617862707">
            <text:p text:style-name="P13">11,4275</text:p>
          </table:table-cell>
          <table:table-cell table:style-name="Таблица2.E2" office:value-type="float" office:value="0.0090760166805719">
            <text:p text:style-name="P13">0,0091</text:p>
          </table:table-cell>
        </table:table-row>
        <table:table-row>
          <table:table-cell table:style-name="Таблица2.A2" office:value-type="string">
            <text:p text:style-name="P10">5</text:p>
          </table:table-cell>
          <table:table-cell table:style-name="Таблица2.B2" office:value-type="float" office:value="7.66">
            <text:p text:style-name="P13">7,66</text:p>
          </table:table-cell>
          <table:table-cell table:style-name="Таблица2.B2" office:value-type="float" office:value="0.766">
            <text:p text:style-name="P13">0,77</text:p>
          </table:table-cell>
          <table:table-cell table:style-name="Таблица2.D2" office:value-type="float" office:value="11.1016144781118">
            <text:p text:style-name="P13">11,1016</text:p>
          </table:table-cell>
          <table:table-cell table:style-name="Таблица2.E2" office:value-type="float" office:value="0.31677129147835">
            <text:p text:style-name="P13">0,3168</text:p>
          </table:table-cell>
        </table:table-row>
        <table:table-row>
          <table:table-cell table:style-name="Таблица2.A2" office:value-type="string">
            <text:p text:style-name="P10">6</text:p>
          </table:table-cell>
          <table:table-cell table:style-name="Таблица2.B2" office:value-type="float" office:value="7.45">
            <text:p text:style-name="P13">7,45</text:p>
          </table:table-cell>
          <table:table-cell table:style-name="Таблица2.B2" office:value-type="float" office:value="0.745">
            <text:p text:style-name="P13">0,75</text:p>
          </table:table-cell>
          <table:table-cell table:style-name="Таблица2.D2" office:value-type="float" office:value="11.7362981932687">
            <text:p text:style-name="P13">11,7363</text:p>
          </table:table-cell>
          <table:table-cell table:style-name="Таблица2.E2" office:value-type="float" office:value="0.317912423678566">
            <text:p text:style-name="P13">0,3179</text:p>
          </table:table-cell>
        </table:table-row>
        <table:table-row table:style-name="Таблица2.8">
          <table:table-cell table:style-name="Таблица2.A2" office:value-type="string">
            <text:p text:style-name="P10">7</text:p>
          </table:table-cell>
          <table:table-cell table:style-name="Таблица2.B2" office:value-type="float" office:value="7.56">
            <text:p text:style-name="P13">7,56</text:p>
          </table:table-cell>
          <table:table-cell table:style-name="Таблица2.B2" office:value-type="float" office:value="0.756">
            <text:p text:style-name="P13">0,76</text:p>
          </table:table-cell>
          <table:table-cell table:style-name="Таблица2.D2" office:value-type="float" office:value="11.397250400183">
            <text:p text:style-name="P13">11,3973</text:p>
          </table:table-cell>
          <table:table-cell table:style-name="Таблица2.E2" office:value-type="float" office:value="0.0211353694071903">
            <text:p text:style-name="P13">0,0211</text:p>
          </table:table-cell>
        </table:table-row>
        <table:table-row table:style-name="Таблица2.8">
          <table:table-cell table:style-name="Таблица2.A2" office:value-type="string">
            <text:p text:style-name="P8">8</text:p>
          </table:table-cell>
          <table:table-cell table:style-name="Таблица2.B2" office:value-type="float" office:value="7.49">
            <text:p text:style-name="P13">7,49</text:p>
          </table:table-cell>
          <table:table-cell table:style-name="Таблица2.B2" office:value-type="float" office:value="0.749">
            <text:p text:style-name="P13">0,75</text:p>
          </table:table-cell>
          <table:table-cell table:style-name="Таблица2.D2" office:value-type="float" office:value="11.6112785979329">
            <text:p text:style-name="P13">11,6113</text:p>
          </table:table-cell>
          <table:table-cell table:style-name="Таблица2.E2" office:value-type="float" office:value="0.192892828342774">
            <text:p text:style-name="P13">0,1929</text:p>
          </table:table-cell>
        </table:table-row>
        <table:table-row table:style-name="Таблица2.8">
          <table:table-cell table:style-name="Таблица2.A2" office:value-type="string">
            <text:p text:style-name="P8">9</text:p>
          </table:table-cell>
          <table:table-cell table:style-name="Таблица2.B2" office:value-type="float" office:value="7.63">
            <text:p text:style-name="P13">7,63</text:p>
          </table:table-cell>
          <table:table-cell table:style-name="Таблица2.B2" office:value-type="float" office:value="0.763">
            <text:p text:style-name="P13">0,76</text:p>
          </table:table-cell>
          <table:table-cell table:style-name="Таблица2.D2" office:value-type="float" office:value="11.1890858233932">
            <text:p text:style-name="P13">11,1891</text:p>
          </table:table-cell>
          <table:table-cell table:style-name="Таблица2.E2" office:value-type="float" office:value="0.229299946196999">
            <text:p text:style-name="P13">0,2293</text:p>
          </table:table-cell>
        </table:table-row>
        <table:table-row table:style-name="Таблица2.8">
          <table:table-cell table:style-name="Таблица2.A2" office:value-type="string">
            <text:p text:style-name="P8">10</text:p>
          </table:table-cell>
          <table:table-cell table:style-name="Таблица2.B2" office:value-type="float" office:value="7.58">
            <text:p text:style-name="P13">7,58</text:p>
          </table:table-cell>
          <table:table-cell table:style-name="Таблица2.B2" office:value-type="float" office:value="0.758">
            <text:p text:style-name="P13">0,76</text:p>
          </table:table-cell>
          <table:table-cell table:style-name="Таблица2.D2" office:value-type="float" office:value="11.3371859439836">
            <text:p text:style-name="P13">11,3372</text:p>
          </table:table-cell>
          <table:table-cell table:style-name="Таблица2.E2" office:value-type="float" office:value="0.0811998256065927">
            <text:p text:style-name="P13">0,0812</text:p>
          </table:table-cell>
        </table:table-row>
        <table:table-row table:style-name="Таблица2.8">
          <table:table-cell table:style-name="Таблица2.A2" office:value-type="string">
            <text:p text:style-name="P12">Среднее</text:p>
          </table:table-cell>
          <table:table-cell table:style-name="Таблица2.B2" office:value-type="float" office:value="7.553">
            <text:p text:style-name="P13">7,55</text:p>
          </table:table-cell>
          <table:table-cell table:style-name="Таблица2.B2" office:value-type="float" office:value="0.7553">
            <text:p text:style-name="P13">0,76</text:p>
          </table:table-cell>
          <table:table-cell table:style-name="Таблица2.D2" office:value-type="float" office:value="11.4183857695902">
            <text:p text:style-name="P13">11,4184</text:p>
          </table:table-cell>
          <table:table-cell table:style-name="Таблица2.E2" office:value-type="float" office:value="0.172329129638849">
            <text:p text:style-name="P13">0,1723</text:p>
          </table:table-cell>
        </table:table-row>
        <table:table-row>
          <table:table-cell table:style-name="Таблица2.A2" office:value-type="string">
            <text:p text:style-name="P12">Округленное среднее</text:p>
          </table:table-cell>
          <table:table-cell table:style-name="Таблица2.B2" office:value-type="float" office:value="7.6">
            <text:p text:style-name="P15">7,6</text:p>
          </table:table-cell>
          <table:table-cell table:style-name="Таблица2.B2" office:value-type="float" office:value="0.8">
            <text:p text:style-name="P15">0,8</text:p>
          </table:table-cell>
          <table:table-cell table:style-name="Таблица2.D13" office:value-type="float" office:value="11.4">
            <text:p text:style-name="P15">11,40</text:p>
          </table:table-cell>
          <table:table-cell table:style-name="Таблица2.E13" office:value-type="float" office:value="0.172">
            <text:p text:style-name="P15">0,17</text:p>
          </table:table-cell>
        </table:table-row>
      </table:table>
      <text:h text:style-name="P26" text:outline-level="3"/>
      <text:h text:style-name="P26" text:outline-level="3">Эксперимент с грузом <text:span text:style-name="T13">200</text:span>г</text:h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6">№</text:p>
          </table:table-cell>
          <table:table-cell table:style-name="Таблица3.A1" office:value-type="string">
            <text:p text:style-name="P6">t<text:span text:style-name="T6">i</text:span>, с</text:p>
          </table:table-cell>
          <table:table-cell table:style-name="Таблица3.A1" office:value-type="string">
            <text:p text:style-name="P6"><text:span text:style-name="T8">T</text:span>, с</text:p>
          </table:table-cell>
          <table:table-cell table:style-name="Таблица3.A1" office:value-type="string">
            <text:p text:style-name="P8">K<text:span text:style-name="T5">i,</text:span><text:span text:style-name="T9"> Н/м</text:span></text:p>
          </table:table-cell>
          <table:table-cell table:style-name="Таблица3.E1" office:value-type="string">
            <text:p text:style-name="P8"><text:span text:style-name="T10">∆</text:span>K<text:span text:style-name="T5">i,</text:span><text:span text:style-name="T9"> Н/м</text:span></text:p>
          </table:table-cell>
        </table:table-row>
        <table:table-row>
          <table:table-cell table:style-name="Таблица3.A2" office:value-type="string">
            <text:p text:style-name="P10">1</text:p>
          </table:table-cell>
          <table:table-cell table:style-name="Таблица3.B2" office:value-type="float" office:value="8.08">
            <text:p text:style-name="P14">8,08</text:p>
          </table:table-cell>
          <table:table-cell table:style-name="Таблица3.B2" office:value-type="float" office:value="0.808">
            <text:p text:style-name="P13">0,81</text:p>
          </table:table-cell>
          <table:table-cell table:style-name="Таблица3.D2" office:value-type="float" office:value="12.0939177544963">
            <text:p text:style-name="P13">12,0939</text:p>
          </table:table-cell>
          <table:table-cell table:style-name="Таблица3.E2" office:value-type="float" office:value="0.15">
            <text:p text:style-name="P13">0,1500</text:p>
          </table:table-cell>
        </table:table-row>
        <table:table-row>
          <table:table-cell table:style-name="Таблица3.A2" office:value-type="string">
            <text:p text:style-name="P10">2</text:p>
          </table:table-cell>
          <table:table-cell table:style-name="Таблица3.B2" office:value-type="float" office:value="8.01">
            <text:p text:style-name="P14">8,01</text:p>
          </table:table-cell>
          <table:table-cell table:style-name="Таблица3.B2" office:value-type="float" office:value="0.801">
            <text:p text:style-name="P13">0,8</text:p>
          </table:table-cell>
          <table:table-cell table:style-name="Таблица3.D2" office:value-type="float" office:value="12.3062207210891">
            <text:p text:style-name="P13">12,3062</text:p>
          </table:table-cell>
          <table:table-cell table:style-name="Таблица3.E2" office:value-type="float" office:value="0.058174501799602">
            <text:p text:style-name="P13">0,0582</text:p>
          </table:table-cell>
        </table:table-row>
        <table:table-row>
          <table:table-cell table:style-name="Таблица3.A2" office:value-type="string">
            <text:p text:style-name="P10">3</text:p>
          </table:table-cell>
          <table:table-cell table:style-name="Таблица3.B2" office:value-type="float" office:value="8.03">
            <text:p text:style-name="P14">8,03</text:p>
          </table:table-cell>
          <table:table-cell table:style-name="Таблица3.B2" office:value-type="float" office:value="0.803">
            <text:p text:style-name="P13">0,8</text:p>
          </table:table-cell>
          <table:table-cell table:style-name="Таблица3.D2" office:value-type="float" office:value="12.2449958373278">
            <text:p text:style-name="P13">12,2450</text:p>
          </table:table-cell>
          <table:table-cell table:style-name="Таблица3.E2" office:value-type="float" office:value="0.00305038196171914">
            <text:p text:style-name="P13">0,0031</text:p>
          </table:table-cell>
        </table:table-row>
        <table:table-row>
          <table:table-cell table:style-name="Таблица3.A2" office:value-type="string">
            <text:p text:style-name="P10">4</text:p>
          </table:table-cell>
          <table:table-cell table:style-name="Таблица3.B2" office:value-type="float" office:value="7.98">
            <text:p text:style-name="P14">7,98</text:p>
          </table:table-cell>
          <table:table-cell table:style-name="Таблица3.B2" office:value-type="float" office:value="0.798">
            <text:p text:style-name="P13">0,8</text:p>
          </table:table-cell>
          <table:table-cell table:style-name="Таблица3.D2" office:value-type="float" office:value="12.3989226212013">
            <text:p text:style-name="P13">12,3989</text:p>
          </table:table-cell>
          <table:table-cell table:style-name="Таблица3.E2" office:value-type="float" office:value="0.150876401911821">
            <text:p text:style-name="P13">0,1509</text:p>
          </table:table-cell>
        </table:table-row>
        <table:table-row>
          <table:table-cell table:style-name="Таблица3.A2" office:value-type="string">
            <text:p text:style-name="P10">5</text:p>
          </table:table-cell>
          <table:table-cell table:style-name="Таблица3.B2" office:value-type="float" office:value="7.95">
            <text:p text:style-name="P14">7,95</text:p>
          </table:table-cell>
          <table:table-cell table:style-name="Таблица3.B2" office:value-type="float" office:value="0.795">
            <text:p text:style-name="P13">0,8</text:p>
          </table:table-cell>
          <table:table-cell table:style-name="Таблица3.D2" office:value-type="float" office:value="12.4926759556528">
            <text:p text:style-name="P13">12,4927</text:p>
          </table:table-cell>
          <table:table-cell table:style-name="Таблица3.E2" office:value-type="float" office:value="0.24462973636334">
            <text:p text:style-name="P13">0,2446</text:p>
          </table:table-cell>
        </table:table-row>
        <table:table-row>
          <table:table-cell table:style-name="Таблица3.A2" office:value-type="string">
            <text:p text:style-name="P10">6</text:p>
          </table:table-cell>
          <table:table-cell table:style-name="Таблица3.B2" office:value-type="float" office:value="8.04">
            <text:p text:style-name="P14">8,04</text:p>
          </table:table-cell>
          <table:table-cell table:style-name="Таблица3.B2" office:value-type="float" office:value="0.804">
            <text:p text:style-name="P13">0,8</text:p>
          </table:table-cell>
          <table:table-cell table:style-name="Таблица3.D2" office:value-type="float" office:value="12.2145545915811">
            <text:p text:style-name="P13">12,2146</text:p>
          </table:table-cell>
          <table:table-cell table:style-name="Таблица3.E2" office:value-type="float" office:value="0.0334916277084005">
            <text:p text:style-name="P13">0,0335</text:p>
          </table:table-cell>
        </table:table-row>
        <table:table-row table:style-name="Таблица3.8">
          <table:table-cell table:style-name="Таблица3.A2" office:value-type="string">
            <text:p text:style-name="P10">7</text:p>
          </table:table-cell>
          <table:table-cell table:style-name="Таблица3.B2" office:value-type="float" office:value="8.11">
            <text:p text:style-name="P14">8,11</text:p>
          </table:table-cell>
          <table:table-cell table:style-name="Таблица3.B2" office:value-type="float" office:value="0.811">
            <text:p text:style-name="P13">0,81</text:p>
          </table:table-cell>
          <table:table-cell table:style-name="Таблица3.D2" office:value-type="float" office:value="12.0046091289034">
            <text:p text:style-name="P13">12,0046</text:p>
          </table:table-cell>
          <table:table-cell table:style-name="Таблица3.E2" office:value-type="float" office:value="0.243437090386077">
            <text:p text:style-name="P13">0,2434</text:p>
          </table:table-cell>
        </table:table-row>
        <table:table-row table:style-name="Таблица3.8">
          <table:table-cell table:style-name="Таблица3.A2" office:value-type="string">
            <text:p text:style-name="P8">8</text:p>
          </table:table-cell>
          <table:table-cell table:style-name="Таблица3.B2" office:value-type="float" office:value="8.02">
            <text:p text:style-name="P14">8,02</text:p>
          </table:table-cell>
          <table:table-cell table:style-name="Таблица3.B2" office:value-type="float" office:value="0.802">
            <text:p text:style-name="P13">0,8</text:p>
          </table:table-cell>
          <table:table-cell table:style-name="Таблица3.D2" office:value-type="float" office:value="12.2755510240476">
            <text:p text:style-name="P13">12,2756</text:p>
          </table:table-cell>
          <table:table-cell table:style-name="Таблица3.E2" office:value-type="float" office:value="0.0275048047580633">
            <text:p text:style-name="P13">0,0275</text:p>
          </table:table-cell>
        </table:table-row>
        <table:table-row table:style-name="Таблица3.8">
          <table:table-cell table:style-name="Таблица3.A2" office:value-type="string">
            <text:p text:style-name="P8">9</text:p>
          </table:table-cell>
          <table:table-cell table:style-name="Таблица3.B2" office:value-type="float" office:value="7.94">
            <text:p text:style-name="P14">7,94</text:p>
          </table:table-cell>
          <table:table-cell table:style-name="Таблица3.B2" office:value-type="float" office:value="0.794">
            <text:p text:style-name="P13">0,79</text:p>
          </table:table-cell>
          <table:table-cell table:style-name="Таблица3.D2" office:value-type="float" office:value="12.5241634692046">
            <text:p text:style-name="P13">12,5242</text:p>
          </table:table-cell>
          <table:table-cell table:style-name="Таблица3.E2" office:value-type="float" office:value="0.276117249915123">
            <text:p text:style-name="P13">0,2761</text:p>
          </table:table-cell>
        </table:table-row>
        <table:table-row table:style-name="Таблица3.8">
          <table:table-cell table:style-name="Таблица3.A2" office:value-type="string">
            <text:p text:style-name="P8">10</text:p>
          </table:table-cell>
          <table:table-cell table:style-name="Таблица3.B2" office:value-type="float" office:value="8.13">
            <text:p text:style-name="P14">8,13</text:p>
          </table:table-cell>
          <table:table-cell table:style-name="Таблица3.B2" office:value-type="float" office:value="0.813">
            <text:p text:style-name="P13">0,81</text:p>
          </table:table-cell>
          <table:table-cell table:style-name="Таблица3.D2" office:value-type="float" office:value="11.9456185099021">
            <text:p text:style-name="P13">11,9456</text:p>
          </table:table-cell>
          <table:table-cell table:style-name="Таблица3.E2" office:value-type="float" office:value="0.302427709387393">
            <text:p text:style-name="P13">0,3024</text:p>
          </table:table-cell>
        </table:table-row>
        <table:table-row table:style-name="Таблица3.8">
          <table:table-cell table:style-name="Таблица3.A2" office:value-type="string">
            <text:p text:style-name="P12">Среднее</text:p>
          </table:table-cell>
          <table:table-cell table:style-name="Таблица3.B2" office:value-type="float" office:value="8.029">
            <text:p text:style-name="P13">8,03</text:p>
          </table:table-cell>
          <table:table-cell table:style-name="Таблица3.B2" office:value-type="float" office:value="0.8029">
            <text:p text:style-name="P13">0,8</text:p>
          </table:table-cell>
          <table:table-cell table:style-name="Таблица3.D2" office:value-type="float" office:value="12.2480462192895">
            <text:p text:style-name="P13">12,2480</text:p>
          </table:table-cell>
          <table:table-cell table:style-name="Таблица3.E2" office:value-type="float" office:value="0.149383796898472">
            <text:p text:style-name="P13">0,1494</text:p>
          </table:table-cell>
        </table:table-row>
        <table:table-row>
          <table:table-cell table:style-name="Таблица3.A2" office:value-type="string">
            <text:p text:style-name="P12">Округленное среднее</text:p>
          </table:table-cell>
          <table:table-cell table:style-name="Таблица3.B2" office:value-type="float" office:value="8">
            <text:p text:style-name="P15">8</text:p>
          </table:table-cell>
          <table:table-cell table:style-name="Таблица3.B2" office:value-type="float" office:value="0.8">
            <text:p text:style-name="P15">0,8</text:p>
          </table:table-cell>
          <table:table-cell table:style-name="Таблица3.D13" office:value-type="float" office:value="12.2">
            <text:p text:style-name="P15">12,20</text:p>
          </table:table-cell>
          <table:table-cell table:style-name="Таблица3.E13" office:value-type="float" office:value="0.149">
            <text:p text:style-name="P15">0,15</text:p>
          </table:table-cell>
        </table:table-row>
      </table:table>
      <text:h text:style-name="P26" text:outline-level="3"><text:soft-page-break/>Эксперимент с грузом <text:span text:style-name="T13">235</text:span>г</text:h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6">№</text:p>
          </table:table-cell>
          <table:table-cell table:style-name="Таблица4.A1" office:value-type="string">
            <text:p text:style-name="P6">t<text:span text:style-name="T6">i</text:span>, с</text:p>
          </table:table-cell>
          <table:table-cell table:style-name="Таблица4.A1" office:value-type="string">
            <text:p text:style-name="P6"><text:span text:style-name="T8">T</text:span>, с</text:p>
          </table:table-cell>
          <table:table-cell table:style-name="Таблица4.A1" office:value-type="string">
            <text:p text:style-name="P8">K<text:span text:style-name="T5">i,</text:span><text:span text:style-name="T9"> Н/м</text:span></text:p>
          </table:table-cell>
          <table:table-cell table:style-name="Таблица4.E1" office:value-type="string">
            <text:p text:style-name="P8"><text:span text:style-name="T10">∆</text:span>K<text:span text:style-name="T5">i,</text:span><text:span text:style-name="T9"> Н/м</text:span></text:p>
          </table:table-cell>
        </table:table-row>
        <table:table-row>
          <table:table-cell table:style-name="Таблица4.A2" office:value-type="string">
            <text:p text:style-name="P10">1</text:p>
          </table:table-cell>
          <table:table-cell table:style-name="Таблица4.B2" office:value-type="float" office:value="8.75">
            <text:p text:style-name="P14">8,75</text:p>
          </table:table-cell>
          <table:table-cell table:style-name="Таблица4.B2" office:value-type="float" office:value="0.875">
            <text:p text:style-name="P13">0,88</text:p>
          </table:table-cell>
          <table:table-cell table:style-name="Таблица4.D2" office:value-type="float" office:value="12.117457158562">
            <text:p text:style-name="P13">12,1175</text:p>
          </table:table-cell>
          <table:table-cell table:style-name="Таблица4.E2" office:value-type="float" office:value="0.07">
            <text:p text:style-name="P13">0,0700</text:p>
          </table:table-cell>
        </table:table-row>
        <table:table-row>
          <table:table-cell table:style-name="Таблица4.A2" office:value-type="string">
            <text:p text:style-name="P10">2</text:p>
          </table:table-cell>
          <table:table-cell table:style-name="Таблица4.B2" office:value-type="float" office:value="8.68">
            <text:p text:style-name="P14">8,68</text:p>
          </table:table-cell>
          <table:table-cell table:style-name="Таблица4.B2" office:value-type="float" office:value="0.868">
            <text:p text:style-name="P13">0,87</text:p>
          </table:table-cell>
          <table:table-cell table:style-name="Таблица4.D2" office:value-type="float" office:value="12.313688091996">
            <text:p text:style-name="P13">12,3137</text:p>
          </table:table-cell>
          <table:table-cell table:style-name="Таблица4.E2" office:value-type="float" office:value="0.27066823944941">
            <text:p text:style-name="P13">0,2707</text:p>
          </table:table-cell>
        </table:table-row>
        <table:table-row>
          <table:table-cell table:style-name="Таблица4.A2" office:value-type="string">
            <text:p text:style-name="P10">3</text:p>
          </table:table-cell>
          <table:table-cell table:style-name="Таблица4.B2" office:value-type="float" office:value="8.81">
            <text:p text:style-name="P14">8,81</text:p>
          </table:table-cell>
          <table:table-cell table:style-name="Таблица4.B2" office:value-type="float" office:value="0.881">
            <text:p text:style-name="P13">0,88</text:p>
          </table:table-cell>
          <table:table-cell table:style-name="Таблица4.D2" office:value-type="float" office:value="11.9529686972471">
            <text:p text:style-name="P13">11,9530</text:p>
          </table:table-cell>
          <table:table-cell table:style-name="Таблица4.E2" office:value-type="float" office:value="0.0900511552995056">
            <text:p text:style-name="P13">0,0901</text:p>
          </table:table-cell>
        </table:table-row>
        <table:table-row>
          <table:table-cell table:style-name="Таблица4.A2" office:value-type="string">
            <text:p text:style-name="P10">4</text:p>
          </table:table-cell>
          <table:table-cell table:style-name="Таблица4.B2" office:value-type="float" office:value="8.84">
            <text:p text:style-name="P14">8,84</text:p>
          </table:table-cell>
          <table:table-cell table:style-name="Таблица4.B2" office:value-type="float" office:value="0.884">
            <text:p text:style-name="P13">0,88</text:p>
          </table:table-cell>
          <table:table-cell table:style-name="Таблица4.D2" office:value-type="float" office:value="11.8719776123339">
            <text:p text:style-name="P13">11,8720</text:p>
          </table:table-cell>
          <table:table-cell table:style-name="Таблица4.E2" office:value-type="float" office:value="0.171042240212698">
            <text:p text:style-name="P13">0,1710</text:p>
          </table:table-cell>
        </table:table-row>
        <table:table-row>
          <table:table-cell table:style-name="Таблица4.A2" office:value-type="string">
            <text:p text:style-name="P10">5</text:p>
          </table:table-cell>
          <table:table-cell table:style-name="Таблица4.B2" office:value-type="float" office:value="8.79">
            <text:p text:style-name="P14">8,79</text:p>
          </table:table-cell>
          <table:table-cell table:style-name="Таблица4.B2" office:value-type="float" office:value="0.879">
            <text:p text:style-name="P13">0,88</text:p>
          </table:table-cell>
          <table:table-cell table:style-name="Таблица4.D2" office:value-type="float" office:value="12.0074240650237">
            <text:p text:style-name="P13">12,0074</text:p>
          </table:table-cell>
          <table:table-cell table:style-name="Таблица4.E2" office:value-type="float" office:value="0.0355957875228636">
            <text:p text:style-name="P13">0,0356</text:p>
          </table:table-cell>
        </table:table-row>
        <table:table-row>
          <table:table-cell table:style-name="Таблица4.A2" office:value-type="string">
            <text:p text:style-name="P10">6</text:p>
          </table:table-cell>
          <table:table-cell table:style-name="Таблица4.B2" office:value-type="float" office:value="8.77">
            <text:p text:style-name="P14">8,77</text:p>
          </table:table-cell>
          <table:table-cell table:style-name="Таблица4.B2" office:value-type="float" office:value="0.877">
            <text:p text:style-name="P13">0,88</text:p>
          </table:table-cell>
          <table:table-cell table:style-name="Таблица4.D2" office:value-type="float" office:value="12.0622524141256">
            <text:p text:style-name="P13">12,0623</text:p>
          </table:table-cell>
          <table:table-cell table:style-name="Таблица4.E2" office:value-type="float" office:value="0.0192325615789919">
            <text:p text:style-name="P13">0,0192</text:p>
          </table:table-cell>
        </table:table-row>
        <table:table-row table:style-name="Таблица4.8">
          <table:table-cell table:style-name="Таблица4.A2" office:value-type="string">
            <text:p text:style-name="P10">7</text:p>
          </table:table-cell>
          <table:table-cell table:style-name="Таблица4.B2" office:value-type="float" office:value="8.82">
            <text:p text:style-name="P14">8,82</text:p>
          </table:table-cell>
          <table:table-cell table:style-name="Таблица4.B2" office:value-type="float" office:value="0.882">
            <text:p text:style-name="P13">0,88</text:p>
          </table:table-cell>
          <table:table-cell table:style-name="Таблица4.D2" office:value-type="float" office:value="11.9258798250523">
            <text:p text:style-name="P13">11,9259</text:p>
          </table:table-cell>
          <table:table-cell table:style-name="Таблица4.E2" office:value-type="float" office:value="0.11714002749428">
            <text:p text:style-name="P13">0,1171</text:p>
          </table:table-cell>
        </table:table-row>
        <table:table-row table:style-name="Таблица4.8">
          <table:table-cell table:style-name="Таблица4.A2" office:value-type="string">
            <text:p text:style-name="P8">8</text:p>
          </table:table-cell>
          <table:table-cell table:style-name="Таблица4.B2" office:value-type="float" office:value="8.73">
            <text:p text:style-name="P14">8,73</text:p>
          </table:table-cell>
          <table:table-cell table:style-name="Таблица4.B2" office:value-type="float" office:value="0.873">
            <text:p text:style-name="P13">0,87</text:p>
          </table:table-cell>
          <table:table-cell table:style-name="Таблица4.D2" office:value-type="float" office:value="12.1730417514935">
            <text:p text:style-name="P13">12,1730</text:p>
          </table:table-cell>
          <table:table-cell table:style-name="Таблица4.E2" office:value-type="float" office:value="0.130021898946916">
            <text:p text:style-name="P13">0,1300</text:p>
          </table:table-cell>
        </table:table-row>
        <table:table-row table:style-name="Таблица4.8">
          <table:table-cell table:style-name="Таблица4.A2" office:value-type="string">
            <text:p text:style-name="P8">9</text:p>
          </table:table-cell>
          <table:table-cell table:style-name="Таблица4.B2" office:value-type="float" office:value="8.76">
            <text:p text:style-name="P14">8,76</text:p>
          </table:table-cell>
          <table:table-cell table:style-name="Таблица4.B2" office:value-type="float" office:value="0.876">
            <text:p text:style-name="P13">0,88</text:p>
          </table:table-cell>
          <table:table-cell table:style-name="Таблица4.D2" office:value-type="float" office:value="12.0898075220283">
            <text:p text:style-name="P13">12,0898</text:p>
          </table:table-cell>
          <table:table-cell table:style-name="Таблица4.E2" office:value-type="float" office:value="0.0467876694817182">
            <text:p text:style-name="P13">0,0468</text:p>
          </table:table-cell>
        </table:table-row>
        <table:table-row table:style-name="Таблица4.8">
          <table:table-cell table:style-name="Таблица4.A2" office:value-type="string">
            <text:p text:style-name="P8">10</text:p>
          </table:table-cell>
          <table:table-cell table:style-name="Таблица4.B2" office:value-type="float" office:value="8.82">
            <text:p text:style-name="P14">8,82</text:p>
          </table:table-cell>
          <table:table-cell table:style-name="Таблица4.B2" office:value-type="float" office:value="0.882">
            <text:p text:style-name="P13">0,88</text:p>
          </table:table-cell>
          <table:table-cell table:style-name="Таблица4.D2" office:value-type="float" office:value="11.9258798250523">
            <text:p text:style-name="P13">11,9259</text:p>
          </table:table-cell>
          <table:table-cell table:style-name="Таблица4.E2" office:value-type="float" office:value="0.11714002749428">
            <text:p text:style-name="P13">0,1171</text:p>
          </table:table-cell>
        </table:table-row>
        <table:table-row table:style-name="Таблица4.8">
          <table:table-cell table:style-name="Таблица4.A2" office:value-type="string">
            <text:p text:style-name="P12">Среднее</text:p>
          </table:table-cell>
          <table:table-cell table:style-name="Таблица4.B2" office:value-type="float" office:value="8.777">
            <text:p text:style-name="P13">8,78</text:p>
          </table:table-cell>
          <table:table-cell table:style-name="Таблица4.B2" office:value-type="float" office:value="0.8777">
            <text:p text:style-name="P13">0,88</text:p>
          </table:table-cell>
          <table:table-cell table:style-name="Таблица4.D2" office:value-type="float" office:value="12.0430198525466">
            <text:p text:style-name="P13">12,0430</text:p>
          </table:table-cell>
          <table:table-cell table:style-name="Таблица4.E2" office:value-type="float" office:value="0.107211691349602">
            <text:p text:style-name="P13">0,1072</text:p>
          </table:table-cell>
        </table:table-row>
        <table:table-row>
          <table:table-cell table:style-name="Таблица4.A2" office:value-type="string">
            <text:p text:style-name="P12">Округленное среднее</text:p>
          </table:table-cell>
          <table:table-cell table:style-name="Таблица4.B2" office:value-type="float" office:value="8.8">
            <text:p text:style-name="P15">8,8</text:p>
          </table:table-cell>
          <table:table-cell table:style-name="Таблица4.B2" office:value-type="float" office:value="0.9">
            <text:p text:style-name="P15">0,9</text:p>
          </table:table-cell>
          <table:table-cell table:style-name="Таблица4.D13" office:value-type="float" office:value="12">
            <text:p text:style-name="P15">12,00</text:p>
          </table:table-cell>
          <table:table-cell table:style-name="Таблица4.E13" office:value-type="float" office:value="0.107">
            <text:p text:style-name="P15">0,11</text:p>
          </table:table-cell>
        </table:table-row>
      </table:table>
      <text:h text:style-name="P26" text:outline-level="3"/>
      <text:h text:style-name="P26" text:outline-level="3">Эксперимент с грузом <text:span text:style-name="T13">270</text:span>г</text:h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6">№</text:p>
          </table:table-cell>
          <table:table-cell table:style-name="Таблица5.A1" office:value-type="string">
            <text:p text:style-name="P6">t<text:span text:style-name="T6">i</text:span>, с</text:p>
          </table:table-cell>
          <table:table-cell table:style-name="Таблица5.A1" office:value-type="string">
            <text:p text:style-name="P6"><text:span text:style-name="T8">T</text:span>, с</text:p>
          </table:table-cell>
          <table:table-cell table:style-name="Таблица5.A1" office:value-type="string">
            <text:p text:style-name="P8">K<text:span text:style-name="T5">i,</text:span><text:span text:style-name="T9"> Н/м</text:span></text:p>
          </table:table-cell>
          <table:table-cell table:style-name="Таблица5.E1" office:value-type="string">
            <text:p text:style-name="P8"><text:span text:style-name="T10">∆</text:span>K<text:span text:style-name="T5">i,</text:span><text:span text:style-name="T9"> Н/м</text:span></text:p>
          </table:table-cell>
        </table:table-row>
        <table:table-row>
          <table:table-cell table:style-name="Таблица5.A2" office:value-type="string">
            <text:p text:style-name="P10">1</text:p>
          </table:table-cell>
          <table:table-cell table:style-name="Таблица5.B2" office:value-type="float" office:value="9.28">
            <text:p text:style-name="P14">9,28</text:p>
          </table:table-cell>
          <table:table-cell table:style-name="Таблица5.C2" office:value-type="float" office:value="0.928">
            <text:p text:style-name="P13">0,928</text:p>
          </table:table-cell>
          <table:table-cell table:style-name="Таблица5.D2" office:value-type="float" office:value="12.3773464824898">
            <text:p text:style-name="P13">12,3773</text:p>
          </table:table-cell>
          <table:table-cell table:style-name="Таблица5.E2" office:value-type="float" office:value="0.09">
            <text:p text:style-name="P13">0,0900</text:p>
          </table:table-cell>
        </table:table-row>
        <table:table-row>
          <table:table-cell table:style-name="Таблица5.A2" office:value-type="string">
            <text:p text:style-name="P10">2</text:p>
          </table:table-cell>
          <table:table-cell table:style-name="Таблица5.B2" office:value-type="float" office:value="9.34">
            <text:p text:style-name="P14">9,34</text:p>
          </table:table-cell>
          <table:table-cell table:style-name="Таблица5.C2" office:value-type="float" office:value="0.934">
            <text:p text:style-name="P13">0,934</text:p>
          </table:table-cell>
          <table:table-cell table:style-name="Таблица5.D2" office:value-type="float" office:value="12.218833541784">
            <text:p text:style-name="P13">12,2188</text:p>
          </table:table-cell>
          <table:table-cell table:style-name="Таблица5.E2" office:value-type="float" office:value="0.0683128810215816">
            <text:p text:style-name="P13">0,0683</text:p>
          </table:table-cell>
        </table:table-row>
        <table:table-row>
          <table:table-cell table:style-name="Таблица5.A2" office:value-type="string">
            <text:p text:style-name="P10">3</text:p>
          </table:table-cell>
          <table:table-cell table:style-name="Таблица5.B2" office:value-type="float" office:value="9.31">
            <text:p text:style-name="P14">9,31</text:p>
          </table:table-cell>
          <table:table-cell table:style-name="Таблица5.C2" office:value-type="float" office:value="0.931">
            <text:p text:style-name="P13">0,931</text:p>
          </table:table-cell>
          <table:table-cell table:style-name="Таблица5.D2" office:value-type="float" office:value="12.2977069263344">
            <text:p text:style-name="P13">12,2977</text:p>
          </table:table-cell>
          <table:table-cell table:style-name="Таблица5.E2" office:value-type="float" office:value="0.0105605035288061">
            <text:p text:style-name="P13">0,0106</text:p>
          </table:table-cell>
        </table:table-row>
        <table:table-row>
          <table:table-cell table:style-name="Таблица5.A2" office:value-type="string">
            <text:p text:style-name="P10">4</text:p>
          </table:table-cell>
          <table:table-cell table:style-name="Таблица5.B2" office:value-type="float" office:value="9.32">
            <text:p text:style-name="P14">9,32</text:p>
          </table:table-cell>
          <table:table-cell table:style-name="Таблица5.C2" office:value-type="float" office:value="0.932">
            <text:p text:style-name="P13">0,932</text:p>
          </table:table-cell>
          <table:table-cell table:style-name="Таблица5.D2" office:value-type="float" office:value="12.2713311549951">
            <text:p text:style-name="P13">12,2713</text:p>
          </table:table-cell>
          <table:table-cell table:style-name="Таблица5.E2" office:value-type="float" office:value="0.0158152678104155">
            <text:p text:style-name="P13">0,0158</text:p>
          </table:table-cell>
        </table:table-row>
        <table:table-row>
          <table:table-cell table:style-name="Таблица5.A2" office:value-type="string">
            <text:p text:style-name="P10">5</text:p>
          </table:table-cell>
          <table:table-cell table:style-name="Таблица5.B2" office:value-type="float" office:value="9.29">
            <text:p text:style-name="P14">9,29</text:p>
          </table:table-cell>
          <table:table-cell table:style-name="Таблица5.C2" office:value-type="float" office:value="0.929">
            <text:p text:style-name="P13">0,929</text:p>
          </table:table-cell>
          <table:table-cell table:style-name="Таблица5.D2" office:value-type="float" office:value="12.3507142223562">
            <text:p text:style-name="P13">12,3507</text:p>
          </table:table-cell>
          <table:table-cell table:style-name="Таблица5.E2" office:value-type="float" office:value="0.0635677995506274">
            <text:p text:style-name="P13">0,0636</text:p>
          </table:table-cell>
        </table:table-row>
        <table:table-row>
          <table:table-cell table:style-name="Таблица5.A2" office:value-type="string">
            <text:p text:style-name="P10">6</text:p>
          </table:table-cell>
          <table:table-cell table:style-name="Таблица5.B2" office:value-type="float" office:value="9.37">
            <text:p text:style-name="P14">9,37</text:p>
          </table:table-cell>
          <table:table-cell table:style-name="Таблица5.C2" office:value-type="float" office:value="0.937">
            <text:p text:style-name="P13">0,937</text:p>
          </table:table-cell>
          <table:table-cell table:style-name="Таблица5.D2" office:value-type="float" office:value="12.1407165323337">
            <text:p text:style-name="P13">12,1407</text:p>
          </table:table-cell>
          <table:table-cell table:style-name="Таблица5.E2" office:value-type="float" office:value="0.146429890471838">
            <text:p text:style-name="P13">0,1464</text:p>
          </table:table-cell>
        </table:table-row>
        <table:table-row table:style-name="Таблица5.8">
          <table:table-cell table:style-name="Таблица5.A2" office:value-type="string">
            <text:p text:style-name="P10">7</text:p>
          </table:table-cell>
          <table:table-cell table:style-name="Таблица5.B2" office:value-type="float" office:value="9.27">
            <text:p text:style-name="P14">9,27</text:p>
          </table:table-cell>
          <table:table-cell table:style-name="Таблица5.C2" office:value-type="float" office:value="0.927">
            <text:p text:style-name="P13">0,927</text:p>
          </table:table-cell>
          <table:table-cell table:style-name="Таблица5.D2" office:value-type="float" office:value="12.4040649776471">
            <text:p text:style-name="P13">12,4041</text:p>
          </table:table-cell>
          <table:table-cell table:style-name="Таблица5.E2" office:value-type="float" office:value="0.11691855484154">
            <text:p text:style-name="P13">0,1169</text:p>
          </table:table-cell>
        </table:table-row>
        <table:table-row table:style-name="Таблица5.8">
          <table:table-cell table:style-name="Таблица5.A2" office:value-type="string">
            <text:p text:style-name="P8">8</text:p>
          </table:table-cell>
          <table:table-cell table:style-name="Таблица5.B2" office:value-type="float" office:value="9.33">
            <text:p text:style-name="P14">9,33</text:p>
          </table:table-cell>
          <table:table-cell table:style-name="Таблица5.C2" office:value-type="float" office:value="0.933">
            <text:p text:style-name="P13">0,933</text:p>
          </table:table-cell>
          <table:table-cell table:style-name="Таблица5.D2" office:value-type="float" office:value="12.245040147752">
            <text:p text:style-name="P13">12,2450</text:p>
          </table:table-cell>
          <table:table-cell table:style-name="Таблица5.E2" office:value-type="float" office:value="0.0421062750535466">
            <text:p text:style-name="P13">0,0421</text:p>
          </table:table-cell>
        </table:table-row>
        <table:table-row table:style-name="Таблица5.8">
          <table:table-cell table:style-name="Таблица5.A2" office:value-type="string">
            <text:p text:style-name="P8">9</text:p>
          </table:table-cell>
          <table:table-cell table:style-name="Таблица5.B2" office:value-type="float" office:value="9.35">
            <text:p text:style-name="P14">9,35</text:p>
          </table:table-cell>
          <table:table-cell table:style-name="Таблица5.C2" office:value-type="float" office:value="0.935">
            <text:p text:style-name="P13">0,935</text:p>
          </table:table-cell>
          <table:table-cell table:style-name="Таблица5.D2" office:value-type="float" office:value="12.1927109762092">
            <text:p text:style-name="P13">12,1927</text:p>
          </table:table-cell>
          <table:table-cell table:style-name="Таблица5.E2" office:value-type="float" office:value="0.0944354465963411">
            <text:p text:style-name="P13">0,0944</text:p>
          </table:table-cell>
        </table:table-row>
        <table:table-row table:style-name="Таблица5.8">
          <table:table-cell table:style-name="Таблица5.A2" office:value-type="string">
            <text:p text:style-name="P8">10</text:p>
          </table:table-cell>
          <table:table-cell table:style-name="Таблица5.B2" office:value-type="float" office:value="9.28">
            <text:p text:style-name="P14">9,28</text:p>
          </table:table-cell>
          <table:table-cell table:style-name="Таблица5.C2" office:value-type="float" office:value="0.928">
            <text:p text:style-name="P13">0,928</text:p>
          </table:table-cell>
          <table:table-cell table:style-name="Таблица5.D2" office:value-type="float" office:value="12.3773464824898">
            <text:p text:style-name="P13">12,3773</text:p>
          </table:table-cell>
          <table:table-cell table:style-name="Таблица5.E2" office:value-type="float" office:value="0.0902000596842516">
            <text:p text:style-name="P13">0,0902</text:p>
          </table:table-cell>
        </table:table-row>
        <table:table-row table:style-name="Таблица5.8">
          <table:table-cell table:style-name="Таблица5.A2" office:value-type="string">
            <text:p text:style-name="P12">Среднее</text:p>
          </table:table-cell>
          <table:table-cell table:style-name="Таблица5.D2" office:value-type="float" office:value="9.314">
            <text:p text:style-name="P13">9,3140</text:p>
          </table:table-cell>
          <table:table-cell table:style-name="Таблица5.C2" office:value-type="float" office:value="0.9314">
            <text:p text:style-name="P13">0,931</text:p>
          </table:table-cell>
          <table:table-cell table:style-name="Таблица5.D2" office:value-type="float" office:value="12.2871464228056">
            <text:p text:style-name="P13">12,2871</text:p>
          </table:table-cell>
          <table:table-cell table:style-name="Таблица5.E2" office:value-type="float" office:value="0.0738546738243199">
            <text:p text:style-name="P13">0,0739</text:p>
          </table:table-cell>
        </table:table-row>
        <table:table-row>
          <table:table-cell table:style-name="Таблица5.A2" office:value-type="string">
            <text:p text:style-name="P12">Округленное среднее</text:p>
          </table:table-cell>
          <table:table-cell table:style-name="Таблица5.B13" office:value-type="float" office:value="9.3">
            <text:p text:style-name="P15">9,3</text:p>
          </table:table-cell>
          <table:table-cell table:style-name="Таблица5.B13" office:value-type="float" office:value="0.9">
            <text:p text:style-name="P15">0,9</text:p>
          </table:table-cell>
          <table:table-cell table:style-name="Таблица5.B13" office:value-type="float" office:value="12.3">
            <text:p text:style-name="P15">12,3</text:p>
          </table:table-cell>
          <table:table-cell table:style-name="Таблица5.E13" office:value-type="float" office:value="0.07">
            <text:p text:style-name="P15">0,07</text:p>
          </table:table-cell>
        </table:table-row>
      </table:table>
      <text:h text:style-name="P27" text:outline-level="3"><text:soft-page-break/>Расчеты по формулам и расчеты погрешностей</text:h>
      <text:p text:style-name="P18"><text:span text:style-name="T23">∆k</text:span><text:span text:style-name="T18">эксп</text:span><text:span text:style-name="T23"> = <text:s/></text:span><text:span text:style-name="T24">0,7231 ≈ 0,7</text:span></text:p>
      <text:p text:style-name="P18"><text:span text:style-name="T24">k</text:span><text:span text:style-name="T19">эксп</text:span><text:span text:style-name="T24"> = 59,908 / 5 = 11,9816 ≈ 12</text:span></text:p>
      <text:h text:style-name="P28" text:outline-level="4"><text:span text:style-name="T24">О</text:span><text:span text:style-name="T23">кончательный результат:</text:span></text:h>
      <text:p text:style-name="P19"><text:span text:style-name="T25">k</text:span><text:span text:style-name="T20">эксп </text:span><text:span text:style-name="T25">= 12 ± 0,7 Н/м</text:span></text:p>
      <text:h text:style-name="P22" text:outline-level="3">Вывод</text:h>
      <text:p text:style-name="P20"><text:span text:style-name="T30">В ходе </text:span><text:span text:style-name="T29">лабораторной работы</text:span><text:span text:style-name="T30"> </text:span><text:span text:style-name="T29">я определил </text:span><text:span text:style-name="T30">коэффициент упругости пружины </text:span></text:p>
      <text:p text:style-name="P20"><text:span text:style-name="T12">k</text:span><text:span text:style-name="T7">эксп</text:span><text:span text:style-name="T12"> = 12 ± 0,7 Н/м. </text:span><text:span text:style-name="T28">Результат был получен благодаря математическим расчетам, основанным на данных, описывающих ход эксперимента: движения маятников разных весов на пружине. Примененный метод оказался достаточно точен: погрешность составила около </text:span><text:span text:style-name="T26">0,7 Н/м, </text:span><text:span text:style-name="T27">что можно считать удовлетворительным результат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 number:title="Особый">
      <number:number number:decimal-places="4" number:min-decimal-places="4" number:min-integer-digits="1"/>
    </number:number-style>
    <number:number-style style:name="N108" number:title="Особый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rsid="003a5c16" officeooo:paragraph-rsid="003a5c16"/>
    </style:style>
    <style:style style:name="MP3" style:family="paragraph" style:parent-style-name="Header">
      <style:paragraph-properties fo:text-align="end" style:justify-single-word="false"/>
      <style:text-properties officeooo:paragraph-rsid="001c8d6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5c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2">Институт информационных технологий и технологического образования</text:p>
        <text:p text:style-name="MP1">ИВТ 1 курс, 10 поток, 2 группа, <text:span text:style-name="MT1">3 подгруппа</text:span></text:p>
        <text:p text:style-name="MP3"><text:span text:style-name="MT2">Предмет: </text:span><text:span text:style-name="MT3">Физика</text:span></text:p>
      </style:header>
      <style:footer>
        <text:p text:style-name="MP4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09-25T20:51:17.475573742</dc:date>
    <meta:editing-duration>PT4H33M38S</meta:editing-duration>
    <meta:editing-cycles>41</meta:editing-cycles>
    <meta:generator>LibreOffice/7.0.1.2$Linux_X86_64 LibreOffice_project/7cbcfc562f6eb6708b5ff7d7397325de9e764452</meta:generator>
    <meta:document-statistic meta:table-count="5" meta:image-count="0" meta:object-count="0" meta:page-count="5" meta:paragraph-count="354" meta:word-count="519" meta:character-count="2768" meta:non-whitespace-character-count="2605"/>
  </office:meta>
</office:document-meta>
</file>